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181in" fo:margin-left="-0.075in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8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046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האחים סולימן 12 ראשון לציון.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פאנל כבאים מפלס כניסה ראשית. <text:s text:c="3"/>חדר חשמל ראשי קומת קרקע <text:s text:c="22"/></text:span></text:p>
      <text:p text:style-name="Standard"><text:span text:style-name="T1"><text:s text:c="168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סמוך לרחבת כיבוי בצד המערבי והמזרחי של הבניין.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מקורה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קומה אחת מעל הלובי .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בניינים הצמודים 14+16</text:span></text:p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צובר גפ"מ בחצר הבניינים הסמוכים 14+16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י משאבות תחתון נמצא בקומת מרתף ,חדר עליון נמצא בקומת הגג העליונה + מאגר מים</text:span></text:p>
            <text:p text:style-name="P1"><text:span text:style-name="T1">מגוף שליטה ספרינקלרים נמצא בכול קומה סמוך למעלית 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ת הקרקע סמוך לחדר משאבות בחלקו הצפוני של הבניין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4-28T11:24:00</meta:print-date>
    <meta:creation-date>2014-04-28T11:55:00</meta:creation-date>
    <dc:date>2014-04-28T11:55:00</dc:date>
    <meta:editing-duration>P0D</meta:editing-duration>
    <meta:generator>OpenOffice/4.0.1$Win32 OpenOffice.org_project/401m5$Build-9714</meta:generator>
    <meta:document-statistic meta:table-count="6" meta:image-count="0" meta:object-count="0" meta:page-count="2" meta:paragraph-count="54" meta:word-count="197" meta:character-count="19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